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4-30</text:p>
          </table:table-cell>
          <table:table-cell office:value-type="float" office:value="123500">
            <text:p>123500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120400">
            <text:p>120400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117400">
            <text:p>117400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114500">
            <text:p>114500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112000">
            <text:p>112000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109800">
            <text:p>109800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109800">
            <text:p>109800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103300">
            <text:p>103300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99400">
            <text:p>99400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95200">
            <text:p>95200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91500">
            <text:p>91500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88000">
            <text:p>88000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85400">
            <text:p>85400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83114">
            <text:p>83114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77000">
            <text:p>77000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72600">
            <text:p>72600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68200">
            <text:p>68200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64300">
            <text:p>64300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60300">
            <text:p>60300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57400">
            <text:p>57400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53913">
            <text:p>53913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52407">
            <text:p>52407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46300">
            <text:p>46300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36081">
            <text:p>36081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28700">
            <text:p>28700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28700">
            <text:p>28700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26400">
            <text:p>26400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24575">
            <text:p>24575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22440">
            <text:p>22440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18700">
            <text:p>18700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16100">
            <text:p>16100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13500">
            <text:p>13500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9211">
            <text:p>9211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8481">
            <text:p>8481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6658">
            <text:p>6658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5673">
            <text:p>5673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3547">
            <text:p>3547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3243">
            <text:p>3243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2-2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2-2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2-2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2-2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20-02-2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20-02-2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20-02-2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20-02-2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20-02-2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20-02-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2-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2-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2-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2</text:p>
          </table:table-cell>
          <table:table-cell office:value-type="float" office:value="0">
            <text:p>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18:52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8:51:18.85</meta:creation-date>
    <meta:generator>OpenOffice/4.1.2$Win32 OpenOffice.org_project/412m3$Build-9782</meta:generator>
    <dc:date>2020-05-01T18:52:26.56</dc:date>
    <meta:editing-duration>PT1M7S</meta:editing-duration>
    <meta:editing-cycles>1</meta:editing-cycles>
    <meta:document-statistic meta:table-count="3" meta:cell-count="200" meta:object-count="0"/>
  </office:meta>
</office:document-meta>
</file>